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14352a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f8d0"/>
    </style:style>
    <style:style style:name="P1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  <style:text-properties officeooo:rsid="000d02cf" officeooo:paragraph-rsid="0011138a"/>
    </style:style>
    <style:style style:name="P16" style:family="paragraph" style:parent-style-name="Heading_20_1" style:master-page-name="Corps_20_du_20_document">
      <style:paragraph-properties style:page-number="1" fo:break-before="page"/>
      <style:text-properties officeooo:rsid="00323317" officeooo:paragraph-rsid="00323317"/>
    </style:style>
    <style:style style:name="P17" style:family="paragraph" style:parent-style-name="Heading_20_2">
      <style:text-properties officeooo:rsid="000d1405" officeooo:paragraph-rsid="0011138a"/>
    </style:style>
    <style:style style:name="P18" style:family="paragraph" style:parent-style-name="Heading_20_2">
      <style:text-properties officeooo:rsid="0011138a" officeooo:paragraph-rsid="0011138a"/>
    </style:style>
    <style:style style:name="P19" style:family="paragraph" style:parent-style-name="Heading_20_2">
      <style:text-properties officeooo:rsid="004eb8cb" officeooo:paragraph-rsid="002ceee8"/>
    </style:style>
    <style:style style:name="P20" style:family="paragraph" style:parent-style-name="Heading_20_2">
      <style:text-properties officeooo:rsid="00323317" officeooo:paragraph-rsid="00323317"/>
    </style:style>
    <style:style style:name="P21" style:family="paragraph" style:parent-style-name="Heading_20_2">
      <style:text-properties officeooo:rsid="003330bc" officeooo:paragraph-rsid="003330bc"/>
    </style:style>
    <style:style style:name="P22" style:family="paragraph" style:parent-style-name="Heading_20_2">
      <style:text-properties officeooo:rsid="00335592" officeooo:paragraph-rsid="00335592"/>
    </style:style>
    <style:style style:name="P23" style:family="paragraph" style:parent-style-name="Text_20_body" style:master-page-name="First_20_Page">
      <style:paragraph-properties style:page-number="auto"/>
    </style:style>
    <style:style style:name="P24" style:family="paragraph" style:parent-style-name="Text_20_body" style:list-style-name="L1">
      <style:text-properties officeooo:rsid="0029376f" officeooo:paragraph-rsid="0029376f"/>
    </style:style>
    <style:style style:name="P25" style:family="paragraph" style:parent-style-name="Text_20_body">
      <style:text-properties officeooo:rsid="00323317" officeooo:paragraph-rsid="00323317"/>
    </style:style>
    <style:style style:name="P26" style:family="paragraph" style:parent-style-name="Text_20_body">
      <style:text-properties officeooo:paragraph-rsid="00323317"/>
    </style:style>
    <style:style style:name="P27" style:family="paragraph" style:parent-style-name="Text_20_body">
      <style:text-properties officeooo:rsid="003330bc" officeooo:paragraph-rsid="003330bc"/>
    </style:style>
    <style:style style:name="P28" style:family="paragraph" style:parent-style-name="Text_20_body" style:list-style-name="L3">
      <style:text-properties officeooo:rsid="003330bc" officeooo:paragraph-rsid="003330bc"/>
    </style:style>
    <style:style style:name="P29" style:family="paragraph" style:parent-style-name="Text_20_body" style:list-style-name="L2">
      <style:text-properties officeooo:paragraph-rsid="003330bc"/>
    </style:style>
    <style:style style:name="T1" style:family="text">
      <style:text-properties officeooo:rsid="0018e4ed"/>
    </style:style>
    <style:style style:name="T2" style:family="text">
      <style:text-properties officeooo:rsid="001f40f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3d08c6"/>
    </style:style>
    <style:style style:name="T6" style:family="text">
      <style:text-properties officeooo:rsid="003a0c7e"/>
    </style:style>
    <style:style style:name="T7" style:family="text">
      <style:text-properties officeooo:rsid="002ef8d0"/>
    </style:style>
    <style:style style:name="T8" style:family="text">
      <style:text-properties officeooo:rsid="00323317"/>
    </style:style>
    <style:style style:name="T9" style:family="text">
      <style:text-properties officeooo:rsid="003330bc"/>
    </style:style>
    <style:style style:name="T10" style:family="text">
      <style:text-properties officeooo:rsid="0033559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Avancement de la Fiche PT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4"><text:s text:c="2"/></text:span>Membres présents :</text:p>
      <text:list text:style-name="L1">
        <text:list-item>
          <text:p text:style-name="P24">Loïs ALLAIRE<text:tab/><text:tab/><text:span text:style-name="T3">OUI</text:span></text:p>
        </text:list-item>
        <text:list-item>
          <text:p text:style-name="P24">Hugo CLAMOND<text:tab/><text:span text:style-name="T3">OUI</text:span></text:p>
        </text:list-item>
        <text:list-item>
          <text:p text:style-name="P24">Axel MOURILLON<text:tab/><text:span text:style-name="T3">OUI</text:span></text:p>
        </text:list-item>
        <text:list-item>
          <text:p text:style-name="P24">Arthur YANG<text:tab/><text:tab/><text:span text:style-name="T3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13"><text:a xlink:type="simple" xlink:href="#__RefHeading___Toc263_1510177236" text:style-name="Index_20_Link" text:visited-style-name="Index_20_Link">Rédaction de la fiche PT<text:tab/>1</text:a></text:p>
          <text:p text:style-name="P14"><text:a xlink:type="simple" xlink:href="#__RefHeading___Toc277_1510177236" text:style-name="Index_20_Link" text:visited-style-name="Index_20_Link">Revue de la fiche de cadrage<text:tab/>1</text:a></text:p>
          <text:p text:style-name="P14"><text:a xlink:type="simple" xlink:href="#__RefHeading___Toc279_1510177236" text:style-name="Index_20_Link" text:visited-style-name="Index_20_Link">Première visualisation de la fiche rédigée<text:tab/>1</text:a></text:p>
          <text:p text:style-name="P14"><text:a xlink:type="simple" xlink:href="#__RefHeading___Toc279_1510177236%20Copie%201" text:style-name="Index_20_Link" text:visited-style-name="Index_20_Link">Autre<text:tab/>1</text:a></text:p>
          <text:p text:style-name="P13"><text:a xlink:type="simple" xlink:href="#__RefHeading___Toc263_1510177236%20Copie%202%20Copie%201" text:style-name="Index_20_Link" text:visited-style-name="Index_20_Link">Prochaine réunion<text:tab/>2</text:a></text:p>
          <text:p text:style-name="P14"><text:a xlink:type="simple" xlink:href="#__RefHeading___Toc289_1510177236" text:style-name="Index_20_Link" text:visited-style-name="Index_20_Link">Date<text:tab/>2</text:a></text:p>
          <text:p text:style-name="P14"><text:a xlink:type="simple" xlink:href="#__RefHeading___Toc291_1510177236" text:style-name="Index_20_Link" text:visited-style-name="Index_20_Link">Ordre du jour<text:tab/>2</text:a></text:p>
          <text:p text:style-name="P14"><text:a xlink:type="simple" xlink:href="#__RefHeading___Toc291_1510177236%20Copie%201" text:style-name="Index_20_Link" text:visited-style-name="Index_20_Link">Devoirs<text:tab/>2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8">Mercredi 30 octobre 2024</text:span></text:p>
      <text:p text:style-name="Text_20_body"/>
      <text:h text:style-name="P16" text:outline-level="1"><text:bookmark-start text:name="__RefHeading___Toc263_1510177236"/><text:span text:style-name="T9">Rédaction de la fiche PT</text:span><text:bookmark-end text:name="__RefHeading___Toc263_1510177236"/></text:h>
      <text:h text:style-name="P20" text:outline-level="2"><text:bookmark-start text:name="__RefHeading___Toc277_1510177236"/>Revue <text:span text:style-name="T9">de la fiche de cadrage</text:span><text:bookmark-end text:name="__RefHeading___Toc277_1510177236"/></text:h>
      <text:p text:style-name="P26"><text:span text:style-name="T8">Document rentre en 2 pages</text:span></text:p>
      <text:p text:style-name="P25">Compression et évitement des répétition</text:p>
      <text:p text:style-name="P25"/>
      <text:p text:style-name="Text_20_body"/>
      <text:h text:style-name="P21" text:outline-level="2"><text:bookmark-start text:name="__RefHeading___Toc279_1510177236"/>Première visualisation de la fiche rédigée<text:bookmark-end text:name="__RefHeading___Toc279_1510177236"/></text:h>
      <text:p text:style-name="P27">Premier vue de la fiche rédigé du projet tutoré </text:p>
      <text:p text:style-name="P27">Mise au point sur quelques désaccord mineur</text:p>
      <text:p text:style-name="P27"/>
      <text:p text:style-name="P27"/>
      <text:h text:style-name="P22" text:outline-level="2"><text:bookmark-start text:name="__RefHeading___Toc279_1510177236 Copie 1"/>Autre<text:bookmark-end text:name="__RefHeading___Toc279_1510177236 Copie 1"/></text:h>
      <text:p text:style-name="P27">Démonstration d’une fonctionnalité de Taïga</text:p>
      <text:p text:style-name="P1"/>
      <text:p text:style-name="P1"/>
      <text:h text:style-name="P15" text:outline-level="1"><text:bookmark-start text:name="__RefHeading___Toc263_1510177236 Copie 2 Copie 1"/>Prochaine réunion<text:bookmark-end text:name="__RefHeading___Toc263_1510177236 Copie 2 Copie 1"/></text:h>
      <text:h text:style-name="P17" text:outline-level="2"><text:bookmark-start text:name="__RefHeading___Toc289_1510177236"/>Date<text:bookmark-end text:name="__RefHeading___Toc289_1510177236"/></text:h>
      <text:p text:style-name="P12"><text:span text:style-name="T5">S</text:span><text:span text:style-name="T6">amedi </text:span><text:span text:style-name="T8">02</text:span><text:span text:style-name="T7"> </text:span><text:span text:style-name="T10">novembre</text:span><text:span text:style-name="T6"> </text:span><text:span text:style-name="T8">2024</text:span><text:span text:style-name="T6">, </text:span><text:span text:style-name="T5">de 14h30 à 16h30</text:span></text:p>
      <text:p text:style-name="P2"/>
      <text:p text:style-name="P2"/>
      <text:h text:style-name="P18" text:outline-level="2"><text:bookmark-start text:name="__RefHeading___Toc291_1510177236"/>Ordre du jour<text:bookmark-end text:name="__RefHeading___Toc291_1510177236"/></text:h>
      <text:list text:style-name="L2">
        <text:list-item>
          <text:p text:style-name="P29"><text:span text:style-name="T9">Relecture </text:span><text:span text:style-name="T10">du premier jet de la </text:span><text:span text:style-name="T9">fiche rédigée</text:span></text:p>
        </text:list-item>
      </text:list>
      <text:p text:style-name="P2"/>
      <text:p text:style-name="P2"/>
      <text:h text:style-name="P19" text:outline-level="2"><text:bookmark-start text:name="__RefHeading___Toc291_1510177236 Copie 1"/>Devoirs<text:bookmark-end text:name="__RefHeading___Toc291_1510177236 Copie 1"/></text:h>
      <text:list xml:id="list2236514172" text:style-name="L3">
        <text:list-item>
          <text:p text:style-name="P28">Hugo : <text:span text:style-name="T10">rédiger le premier jet de</text:span> la fiche <text:span text:style-name="T10">projet tutoré</text:span></text:p>
        </text:list-item>
        <text:list-item>
          <text:p text:style-name="P28">Axel : préparer la réun<text:span text:style-name="T10">ion de mise en place de</text:span> workflow (<text:span text:style-name="T10">réunion du </text:span>04/10/2024)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323317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<text:span text:style-name="MT1">Avancement de la Fiche PT</text:span></text:p>
      </style:header>
      <style:footer>
        <text:p text:style-name="Header"><text:span text:style-name="MT1">30/10/2024</text:span><text:tab/><text:tab/><text:span text:style-name="MT2">Page : </text:span><text:span text:style-name="MT2"><text:page-number text:select-page="current">2</text:page-number></text:span><text:span text:style-name="MT2"><text:s/>/ </text:span><text:span text:style-name="MT2"><text:expression text:formula="ooow:page-2" office:value-type="float" office:value="2" style:data-style-name="N0">2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0-30T23:11:06.432000000</dc:date>
    <meta:editing-duration>PT2H24M2S</meta:editing-duration>
    <meta:editing-cycles>43</meta:editing-cycles>
    <meta:generator>LibreOffice/7.5.2.2$Windows_X86_64 LibreOffice_project/53bb9681a964705cf672590721dbc85eb4d0c3a2</meta:generator>
    <meta:document-statistic meta:table-count="0" meta:image-count="0" meta:object-count="0" meta:page-count="4" meta:paragraph-count="36" meta:word-count="186" meta:character-count="981" meta:non-whitespace-character-count="830"/>
  </office:meta>
</office:document-meta>
</file>